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draw:textarea-vertical-align="middle"/>
    </style:style>
    <style:style style:name="gr3" style:family="graphic" style:parent-style-name="standard">
      <style:graphic-properties draw:fill="solid" draw:fill-color="#ffffff" draw:textarea-horizontal-align="justify" draw:textarea-vertical-align="middle" draw:auto-grow-height="false" fo:min-height="0cm" fo:min-width="0cm" fo:wrap-option="no-wra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solid" draw:fill-color="#e6e6e6"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P3" style:family="paragraph">
      <style:paragraph-properties fo:text-align="center"/>
      <style:text-properties fo:font-size="14pt" style:font-size-asian="14pt" style:font-size-complex="14pt"/>
    </style:style>
    <style:style style:name="P4" style:family="paragraph">
      <style:paragraph-properties fo:text-align="center"/>
      <style:text-properties fo:font-size="16pt" style:font-size-asian="16pt" style:font-size-complex="16pt"/>
    </style:style>
    <style:style style:name="P5" style:family="paragraph">
      <style:paragraph-properties fo:text-align="center"/>
      <style:text-properties fo:font-size="13pt" style:font-size-asian="13pt" style:font-size-complex="13pt"/>
    </style:style>
    <style:style style:name="T1" style:family="text">
      <style:text-properties fo:font-size="15pt" style:font-size-asian="15pt" style:font-size-complex="15pt"/>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6pt" style:font-size-asian="16pt" style:font-size-complex="16pt"/>
    </style:style>
    <style:style style:name="T5" style:family="text">
      <style:text-properties fo:font-size="13pt" style:font-size-asian="13pt" style:font-size-complex="13pt"/>
    </style:style>
    <style:style style:name="T6"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Standard">
        <draw:custom-shape draw:style-name="gr1" draw:text-style-name="P2" xml:id="id3" draw:id="id3" draw:layer="layout" svg:width="4.064cm" svg:height="1.821cm" svg:x="4.81cm" svg:y="2.989cm">
          <text:p text:style-name="P1"><text:span text:style-name="T1">Terminal</text:span><text:span text:style-name="T1"><text:line-break/></text:span><text:span text:style-name="T1">(téléphone, fax)</text:span></text:p>
          <draw:enhanced-geometry svg:viewBox="0 0 21600 21600" draw:type="rectangle" draw:enhanced-path="M 0 0 L 21600 0 21600 21600 0 21600 0 0 Z N"/>
        </draw:custom-shape>
        <draw:custom-shape draw:style-name="gr1" draw:text-style-name="P1" xml:id="id2" draw:id="id2" draw:layer="layout" svg:width="3.683cm" svg:height="1.651cm" svg:x="10.798cm" svg:y="3.286cm">
          <text:p text:style-name="P1">PABX</text:p>
          <draw:enhanced-geometry svg:viewBox="0 0 21600 21600" draw:type="rectangle" draw:enhanced-path="M 0 0 L 21600 0 21600 21600 0 21600 0 0 Z N"/>
        </draw:custom-shape>
        <draw:custom-shape draw:style-name="gr1" draw:text-style-name="P2" xml:id="id4" draw:id="id4" draw:layer="layout" svg:width="4.064cm" svg:height="1.821cm" svg:x="4.51cm" svg:y="2.688cm">
          <text:p text:style-name="P1"><text:span text:style-name="T1">Terminal</text:span><text:span text:style-name="T1"><text:line-break/></text:span><text:span text:style-name="T1">(téléphone, fax)</text:span></text:p>
          <draw:enhanced-geometry svg:viewBox="0 0 21600 21600" draw:type="rectangle" draw:enhanced-path="M 0 0 L 21600 0 21600 21600 0 21600 0 0 Z N"/>
        </draw:custom-shape>
        <draw:custom-shape draw:style-name="gr1" draw:text-style-name="P2" xml:id="id5" draw:id="id5" draw:layer="layout" svg:width="4.064cm" svg:height="1.821cm" svg:x="4.21cm" svg:y="2.389cm">
          <text:p text:style-name="P1"><text:span text:style-name="T1">Terminal</text:span><text:span text:style-name="T1"><text:line-break/></text:span><text:span text:style-name="T1">(téléphone, fax)</text:span></text:p>
          <draw:enhanced-geometry svg:viewBox="0 0 21600 21600" draw:type="rectangle" draw:enhanced-path="M 0 0 L 21600 0 21600 21600 0 21600 0 0 Z N"/>
        </draw:custom-shape>
        <draw:custom-shape draw:style-name="gr1" draw:text-style-name="P2" xml:id="id1" draw:id="id1" draw:layer="layout" svg:width="4.064cm" svg:height="1.821cm" svg:x="3.91cm" svg:y="2.088cm">
          <text:p text:style-name="P1"><text:span text:style-name="T1">Terminal</text:span><text:span text:style-name="T1"><text:line-break/></text:span><text:span text:style-name="T1">(téléphone, fax)</text:span></text:p>
          <draw:enhanced-geometry svg:viewBox="0 0 21600 21600" draw:type="rectangle" draw:enhanced-path="M 0 0 L 21600 0 21600 21600 0 21600 0 0 Z N"/>
        </draw:custom-shape>
        <draw:connector draw:style-name="gr2" draw:text-style-name="P1" draw:layer="layout" svg:x1="7.974cm" svg:y1="2.998cm" svg:x2="10.798cm" svg:y2="4.111cm" draw:start-shape="id1" draw:start-glue-point="1" draw:end-shape="id2" svg:d="m7974 2998h1412v1113h1412">
          <text:p/>
        </draw:connector>
        <draw:connector draw:style-name="gr2" draw:text-style-name="P1" draw:layer="layout" svg:x1="8.874cm" svg:y1="3.899cm" svg:x2="10.798cm" svg:y2="4.111cm" draw:start-shape="id3" draw:start-glue-point="1" draw:end-shape="id2" draw:end-glue-point="3" svg:d="m8874 3899h962v212h962">
          <text:p/>
        </draw:connector>
        <draw:connector draw:style-name="gr2" draw:text-style-name="P1" draw:layer="layout" svg:x1="8.574cm" svg:y1="3.598cm" svg:x2="10.798cm" svg:y2="4.111cm" draw:start-shape="id4" draw:start-glue-point="1" draw:end-shape="id2" draw:end-glue-point="3" svg:d="m8574 3598h1112v513h1112">
          <text:p/>
        </draw:connector>
        <draw:connector draw:style-name="gr2" draw:text-style-name="P1" draw:layer="layout" svg:x1="8.274cm" svg:y1="3.299cm" svg:x2="10.798cm" svg:y2="4.111cm" draw:start-shape="id5" draw:start-glue-point="1" draw:end-shape="id2" draw:end-glue-point="3" svg:d="m8274 3299h1262v812h1262">
          <text:p/>
        </draw:connector>
        <draw:custom-shape draw:style-name="gr3" draw:text-style-name="P3" xml:id="id6" draw:id="id6" draw:layer="layout" svg:width="2.413cm" svg:height="1.905cm" svg:x="16.367cm" svg:y="3.159cm">
          <text:p text:style-name="P1"><text:span text:style-name="T2"/></text:p>
          <text:p text:style-name="P1"><text:span text:style-name="T3">Réseau</text:span><text:span text:style-name="T3"><text:line-break/></text:span><text:span text:style-name="T3">opérateur</text:span></text:p>
          <text:p text:style-name="P1"><text:span text:style-name="T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1" draw:layer="layout" draw:type="line" svg:x1="14.481cm" svg:y1="4.111cm" svg:x2="16.367cm" svg:y2="4.111cm" draw:start-shape="id2" draw:start-glue-point="1" draw:end-shape="id6" draw:end-glue-point="3" svg:d="m14481 4111h1886">
          <text:p/>
        </draw:connector>
        <draw:custom-shape draw:style-name="gr1" draw:text-style-name="P4" xml:id="id7" draw:id="id7" draw:layer="layout" svg:width="3.683cm" svg:height="1.651cm" svg:x="10.799cm" svg:y="6.207cm">
          <text:p text:style-name="P4"><text:span text:style-name="T4">Passerelle IP</text:span></text:p>
          <draw:enhanced-geometry svg:viewBox="0 0 21600 21600" draw:type="rectangle" draw:enhanced-path="M 0 0 L 21600 0 21600 21600 0 21600 0 0 Z N"/>
        </draw:custom-shape>
        <draw:connector draw:style-name="gr2" draw:text-style-name="P1" draw:layer="layout" svg:x1="12.639cm" svg:y1="4.937cm" svg:x2="12.64cm" svg:y2="6.207cm" draw:start-shape="id2" draw:start-glue-point="2" draw:end-shape="id7" draw:end-glue-point="0" svg:d="m12639 4937v634h1v636">
          <text:p/>
        </draw:connector>
        <draw:custom-shape draw:style-name="gr1" draw:text-style-name="P4" xml:id="id8" draw:id="id8" draw:layer="layout" svg:width="3.683cm" svg:height="1.651cm" svg:x="4.683cm" svg:y="6.208cm">
          <text:p text:style-name="P4"><text:span text:style-name="T4">Call Manager</text:span></text:p>
          <draw:enhanced-geometry svg:viewBox="0 0 21600 21600" draw:type="rectangle" draw:enhanced-path="M 0 0 L 21600 0 21600 21600 0 21600 0 0 Z N"/>
        </draw:custom-shape>
        <draw:connector draw:style-name="gr2" draw:text-style-name="P1" draw:layer="layout" svg:x1="8.366cm" svg:y1="7.033cm" svg:x2="10.799cm" svg:y2="7.032cm" draw:start-shape="id8" draw:start-glue-point="1" draw:end-shape="id7" svg:d="m8366 7033h1216v-1h1217">
          <text:p/>
        </draw:connector>
        <draw:custom-shape draw:style-name="gr1" draw:text-style-name="P5" xml:id="id9" draw:id="id9" draw:layer="layout" svg:width="3.683cm" svg:height="1.143cm" svg:x="4.683cm" svg:y="8.609cm">
          <text:p text:style-name="P5"><text:span text:style-name="T5">Switch POE</text:span></text:p>
          <draw:enhanced-geometry svg:viewBox="0 0 21600 21600" draw:type="rectangle" draw:enhanced-path="M 0 0 L 21600 0 21600 21600 0 21600 0 0 Z N"/>
        </draw:custom-shape>
        <draw:custom-shape draw:style-name="gr1" draw:text-style-name="P2" xml:id="id10" draw:id="id10" draw:layer="layout" svg:width="3.302cm" svg:height="1.016cm" svg:x="11.795cm" svg:y="8.936cm">
          <text:p text:style-name="P1"><text:span text:style-name="T1">Terminal IP</text:span></text:p>
          <draw:enhanced-geometry svg:viewBox="0 0 21600 21600" draw:type="rectangle" draw:enhanced-path="M 0 0 L 21600 0 21600 21600 0 21600 0 0 Z N"/>
        </draw:custom-shape>
        <draw:custom-shape draw:style-name="gr1" draw:text-style-name="P2" xml:id="id11" draw:id="id11" draw:layer="layout" svg:width="3.302cm" svg:height="1.016cm" svg:x="12.049cm" svg:y="9.19cm">
          <text:p text:style-name="P1"><text:span text:style-name="T1">Terminal IP</text:span></text:p>
          <draw:enhanced-geometry svg:viewBox="0 0 21600 21600" draw:type="rectangle" draw:enhanced-path="M 0 0 L 21600 0 21600 21600 0 21600 0 0 Z N"/>
        </draw:custom-shape>
        <draw:custom-shape draw:style-name="gr1" draw:text-style-name="P2" xml:id="id12" draw:id="id12" draw:layer="layout" svg:width="3.302cm" svg:height="1.016cm" svg:x="12.303cm" svg:y="9.444cm">
          <text:p text:style-name="P1"><text:span text:style-name="T1">Terminal IP</text:span></text:p>
          <draw:enhanced-geometry svg:viewBox="0 0 21600 21600" draw:type="rectangle" draw:enhanced-path="M 0 0 L 21600 0 21600 21600 0 21600 0 0 Z N"/>
        </draw:custom-shape>
        <draw:custom-shape draw:style-name="gr5" draw:text-style-name="P5" draw:layer="layout" svg:width="3.683cm" svg:height="0.635cm" svg:x="4.683cm" svg:y="9.752cm">
          <text:p text:style-name="P5"><text:span text:style-name="T6">Onduleur, batterie</text:span></text:p>
          <draw:enhanced-geometry svg:viewBox="0 0 21600 21600" draw:type="rectangle" draw:enhanced-path="M 0 0 L 21600 0 21600 21600 0 21600 0 0 Z N"/>
        </draw:custom-shape>
        <draw:connector draw:style-name="gr2" draw:text-style-name="P1" draw:layer="layout" svg:x1="8.366cm" svg:y1="9.18cm" svg:x2="11.795cm" svg:y2="9.444cm" draw:start-shape="id9" draw:start-glue-point="1" draw:end-shape="id10" draw:end-glue-point="3" svg:d="m8366 9180h1714v264h1715">
          <text:p/>
        </draw:connector>
        <draw:connector draw:style-name="gr2" draw:text-style-name="P1" draw:layer="layout" svg:x1="8.366cm" svg:y1="9.18cm" svg:x2="12.049cm" svg:y2="9.698cm" draw:start-shape="id9" draw:start-glue-point="1" draw:end-shape="id11" svg:d="m8366 9180h1841v518h1842">
          <text:p/>
        </draw:connector>
        <draw:connector draw:style-name="gr2" draw:text-style-name="P1" draw:layer="layout" svg:x1="8.366cm" svg:y1="9.18cm" svg:x2="12.303cm" svg:y2="9.952cm" draw:start-shape="id9" draw:start-glue-point="1" draw:end-shape="id12" draw:end-glue-point="3" svg:d="m8366 9180h1968v772h1969">
          <text:p/>
        </draw:connector>
        <draw:connector draw:style-name="gr2" draw:text-style-name="P1" draw:layer="layout" svg:x1="6.524cm" svg:y1="7.859cm" svg:x2="6.524cm" svg:y2="8.609cm" draw:start-shape="id8" draw:start-glue-point="2" draw:end-shape="id9" draw:end-glue-point="0" svg:d="m6524 7859v750">
          <text:p/>
        </draw:connector>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tin Richard</meta:initial-creator>
    <meta:creation-date>2011-10-19T23:54:15</meta:creation-date>
    <dc:date>2011-10-24T16:23:37</dc:date>
    <dc:creator>Martin Richard</dc:creator>
    <meta:editing-duration>PT1H23M10S</meta:editing-duration>
    <meta:editing-cycles>3</meta:editing-cycles>
    <meta:generator>LibreOffice/3.4$Unix LibreOffice_project/340m1$Build-302</meta:generator>
    <meta:document-statistic meta:object-count="24"/>
  </office:meta>
</office:document-meta>
</file>